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8316" officeooo:paragraph-rsid="001d8316"/>
    </style:style>
    <style:style style:name="P2" style:family="paragraph" style:parent-style-name="Standard">
      <style:text-properties fo:font-weight="bold" officeooo:rsid="001d8316" officeooo:paragraph-rsid="001d8316" style:font-weight-asian="bold" style:font-weight-complex="bold"/>
    </style:style>
    <style:style style:name="P3" style:family="paragraph" style:parent-style-name="Standard">
      <style:text-properties officeooo:rsid="001e28cd" officeooo:paragraph-rsid="001e28cd"/>
    </style:style>
    <style:style style:name="P4" style:family="paragraph" style:parent-style-name="Standard">
      <style:text-properties officeooo:rsid="001e448e" officeooo:paragraph-rsid="001e448e"/>
    </style:style>
    <style:style style:name="P5" style:family="paragraph" style:parent-style-name="Standard">
      <style:text-properties officeooo:rsid="001fd79a" officeooo:paragraph-rsid="001fd79a"/>
    </style:style>
    <style:style style:name="P6" style:family="paragraph" style:parent-style-name="Standard">
      <style:text-properties officeooo:rsid="0021274c" officeooo:paragraph-rsid="0021274c"/>
    </style:style>
    <style:style style:name="P7" style:family="paragraph" style:parent-style-name="Standard">
      <style:text-properties officeooo:rsid="00214c1a" officeooo:paragraph-rsid="00214c1a"/>
    </style:style>
    <style:style style:name="P8" style:family="paragraph" style:parent-style-name="Standard">
      <style:text-properties officeooo:rsid="00234241" officeooo:paragraph-rsid="00234241"/>
    </style:style>
    <style:style style:name="P9" style:family="paragraph" style:parent-style-name="Standard">
      <style:text-properties officeooo:rsid="0024b962" officeooo:paragraph-rsid="0024b962"/>
    </style:style>
    <style:style style:name="P10" style:family="paragraph" style:parent-style-name="Standard">
      <style:text-properties officeooo:rsid="0024ce65" officeooo:paragraph-rsid="0024ce65"/>
    </style:style>
    <style:style style:name="P11" style:family="paragraph" style:parent-style-name="Standard">
      <style:text-properties officeooo:rsid="00259597" officeooo:paragraph-rsid="00259597"/>
    </style:style>
    <style:style style:name="P12" style:family="paragraph" style:parent-style-name="Standard">
      <style:text-properties officeooo:rsid="00271099" officeooo:paragraph-rsid="00271099"/>
    </style:style>
    <style:style style:name="P13" style:family="paragraph" style:parent-style-name="Standard">
      <style:text-properties officeooo:rsid="0028860b" officeooo:paragraph-rsid="0028860b"/>
    </style:style>
    <style:style style:name="T1" style:family="text">
      <style:text-properties fo:font-weight="bold" style:font-weight-asian="bold" style:font-weight-complex="bold"/>
    </style:style>
    <style:style style:name="T2" style:family="text">
      <style:text-properties fo:background-color="#ffff00" loext:char-shading-value="0"/>
    </style:style>
    <style:style style:name="T3" style:family="text">
      <style:text-properties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recasting Zero-Day Vulnerabilities</text:p>
      <text:p text:style-name="P2"/>
      <text:p text:style-name="P2">ABSTRACT</text:p>
      <text:p text:style-name="P1">It seems that computer network defenders are always two steps behind attackers. This is due in part to the need for defenders to protect against the exploitation of zero-day vulnerabilities which they may not yet know exist. If network defenders were able to forecast the location and severity of zero-day vulnerabilities that would be discovered in the near future, this would be a valuable tool. This paper describes ongoing research that seeks to develop Vulnerability Discovery Models that will provide forecasts for zero-day vulnerability discovery rates. The initial work addresses forecasts at the global and category (web browser, operating system, and video player) levels, and this will be extended to individual software applications in the future. This research has developed three distinct zero-day vulnerability forecast suites, one based on regression and two based on machine learning. The accuracy of several of the forecast models from each forecast suite is evaluated, and the results are promising for the future development of these forecast models. Future work in this area will involve combining individual forecast models into a consensus forecast model, as well as extending the forecast models to the software application level.</text:p>
      <text:p text:style-name="P1"/>
      <text:p text:style-name="P3"><text:span text:style-name="T3">Parece que os defensores das redes de computadores estão sempre a dois passos de trás dos invasores. Isto deve-se em parte à necessidade de os defensores protegerem contra a exploração de vulnerabilidades de dia zero que ainda não sabem que existem. Se os defensores da rede pudessem prever a localização e a gravidade das vulnerabilidades de dia zero que seriam descobertas no futuro próximo, isso seria uma ferramenta valiosa.</text:span> Este artigo descreve a pesquisa em andamento que procura desenvolver modelos de descoberta de vulnerabilidade que fornecerão previsões para taxas de descoberta de vulnerabilidades de dia zero. O trabalho inicial aborda as previsões nos níveis global e categoria (navegador web, sistema operacional e player de vídeo), o que será ampliado para aplicações de software individuais no futuro. Esta pesquisa desenvolveu três suítes distintas de previsão de vulnerabilidades de dia zero, uma baseada em regressão e duas baseadas na aprendizagem de máquinas. A precisão de vários modelos de previsão de cada conjunto de previsão é avaliada e os resultados são promissores para o desenvolvimento futuro desses modelos de previsão. O trabalho futuro nesta área envolverá a combinação de modelos de previsão individuais em um modelo de previsão de consenso, além de estender os modelos de previsão ao nível do aplicativo de software.</text:p>
      <text:p text:style-name="P1"/>
      <text:p text:style-name="P2">INTRODUCTION</text:p>
      <text:p text:style-name="P1">Computer network defenders are locked in an ongoing struggle against attackers. The defenders are at an extreme disadvantage, since they must defend against exploits of zero-day vulnerabilities which have either not yet been discovered or have been discovered by attackers but are as yet unknown to the defenders. Facing this situation, defenders would benefit immensely from having some idea about the probable location and severity of zero-day vulnerabilities. A number of researchers have addressed the problem of modeling software vulnerability discovery through the use of Vulnerability Discovery Models (VDM) [1] [2] [3]. However, past work has only applied these VDMs to a few specific software applications and did not explore their capacity for forecasting zero-day vulnerabilities. The work detailed in this paper will expand on the work of previous researchers and apply these VDMs to a broad range of software applications to test their ability to forecast zero-day vulnerabilities. This research will begin by generating vulnerability discovery forecasts at the global and category (web browser, operating system, and video player) levels. Vulnerability discovery trends may be easier to identify at these levels, and thus provide insight into forecasts at the software application level. Additionally, discovery rates across a category may be indicative of attacker interest in these areas; this attacker interest can serve as an input into the application-level vulnerability discovery models. Later, these models will be extended to the software application level, where they will incorporate results from the work of other researchers.</text:p>
      <text:p text:style-name="P1"><text:soft-page-break/></text:p>
      <text:p text:style-name="P4">Os defensores da rede de computadores estão bloqueados em uma luta contínua contra atacantes. Os defensores estão em uma extrema desvantagem, pois devem se defender contra exploits de vulnerabilidades de dia zero que ainda não foram descobertas ou foram descobertas por atacantes, mas ainda desconhecidas para os defensores. Diante dessa situação, os defensores se beneficiariam imensamente de ter uma idéia sobre a localização provável e a gravidade das vulnerabilidades de dia zero. Alguns pesquisadores abordaram o problema da modelagem de descoberta de vulnerabilidades de software através do uso de Modelos de descoberta de vulnerabilidade (VDM) [1] [2] [3]. No entanto, o trabalho passado apenas aplicou estes VDMs a alguns aplicativos de software específicos e não explorou sua capacidade de previsão de vulnerabilidades de dia zero. O trabalho detalhado neste trabalho expandirá o trabalho de pesquisadores anteriores e aplicará esses VDMs a uma ampla gama de aplicativos de software para testar sua capacidade de prever vulnerabilidades de dia zero. <text:span text:style-name="T3">Esta pesquisa começará por gerar previsões de descoberta de vulnerabilidade nos níveis global e categoria (navegador, sistema operacional e player de vídeo). As tendências de descoberta de vulnerabilidade podem ser mais fáceis de identificar nesses níveis e, portanto, fornecer uma visão das previsões no nível de aplicação de software.</text:span> Além disso, as taxas de descoberta em uma categoria podem ser indicativas do interesse dos invasores nessas áreas; Este interesse do atacante pode servir como uma entrada nos modelos de descoberta de vulnerabilidade no nível do aplicativo. Mais tarde, esses modelos serão estendidos ao nível do aplicativo de software, onde incorporarão resultados do trabalho de outros pesquisadores.</text:p>
      <text:p text:style-name="P1"/>
      <text:p text:style-name="P1">What benefits would such a forecasting ability provide? Operating on the belief that software presenting more zero-day vulnerabilities is more likely to be attacked and successfully exploited, network defenders can deploy cyber sensors or cyber defenses that provide protection against a broad range of vulnerabilities (such as firewalls) in areas with high-vulnerability-forecast software. Alternatively, network defenders might choose to deploy different software applications on their enterprise networks based on the forecast zero-day vulnerabilities. These forecasts can inform security/functionality tradeoffs when institutions are designing their networks. Network defenders can also make long-term plans for allocating software patching and maintenance resources based on where new mission-critical vulnerabilities are expected to appear.</text:p>
      <text:p text:style-name="P1"/>
      <text:p text:style-name="P5">Quais os benefícios que essa capacidade de previsão proporcionaria? <text:span text:style-name="T3">Operando com a crença de que o software que apresenta mais vulnerabilidades de dia zero é mais provável de ser atacado e explorado com sucesso, os defensores de rede podem implantar sensores cibernéticos ou defesas cibernéticas que oferecem proteção contra uma ampla gama de vulnerabilidades (como firewalls) em áreas com alto- Software de previsão de vulnerabilidades.</text:span> <text:span text:style-name="T3">Alternativamente, os defensores da rede podem optar por implantar diferentes aplicativos de software em suas redes corporativas com base nas vulnerabilidades de zero dia de previsão. Essas previsões podem informar as compensações de segurança / funcionalidade quando as instituições estão projetando suas redes. Os defensores da rede também podem fazer planos de longo prazo para alocar recursos de suporte e suporte de software com base em quais novas vulnerabilidades críticas para a missão esperam que apareçam.</text:span></text:p>
      <text:p text:style-name="P1"/>
      <text:p text:style-name="P2">VULNERABITIY FORECAST MODELS</text:p>
      <text:p text:style-name="P1">The vulnerability forecast models developed under this research seek to identify historical trends in the number and severity of discovered software vulnerabilities, and to extend these trends to forecast zero-day vulnerability discovery 12-24 months into the future. A number of different vulnerability forecast models are used, and the forecasts generated by these models are combined into a consensus forecast that should perform more accurately over time than any individual model. The data used to train these models is taken from the National Vulnerability Database (NVD), which is maintained by the National Institute of Standards and Technology (NIST) [4]. The NVD maintains records of almost all software vulnerabilities that are publically reported; these records <text:soft-page-break/>include information on the severity and ease of exploit for these vulnerabilities. For the purposes of forecasting vulnerabilities at the global and category level, vulnerabilities are arranged into four datasets. The GlobalVulns dataset contains all software vulnerabilities recorded in the NVD; the BrowserVulns, OSVulns, and VideoVulns datasets contain all vulnerabilities affecting the software indicated in Table 1. These datasets can be formatted in terms of cumulative vulnerabilities (all vulnerabilities affecting the relevant software applications over the entire period covered by the NVD) or monthly vulnerabilities.</text:p>
      <text:p text:style-name="P1"/>
      <text:p text:style-name="P6">Os modelos de previsão de vulnerabilidade desenvolvidos no âmbito desta pesquisa buscam identificar tendências históricas no número e gravidade das vulnerabilidades de software descobertas e ampliar essas tendências para prever a descoberta de vulnerabilidade de zero dias de 12 a 24 meses para o futuro. São utilizados vários modelos de previsão de vulnerabilidades diferentes e as previsões geradas por esses modelos são combinadas em uma previsão de consenso que deve ser realizada com maior precisão ao longo do tempo do que qualquer modelo individual. Os dados utilizados para treinar esses modelos são retirados do Banco Nacional de Vulnerabilidade (NVD), que é mantido pelo Instituto Nacional de Padrões e Tecnologia (NIST) [4]. O NVD mantém registros de quase todas as vulnerabilidades de software publicamente relatadas; Esses registros incluem informações sobre a gravidade e facilidade de exploração para essas vulnerabilidades. Para fins de previsão de vulnerabilidades no nível global e de categoria, as vulnerabilidades são organizadas em quatro conjuntos de dados. O conjunto de dados GlobalVulns contém todas as vulnerabilidades de software gravadas no NVD; Os conjuntos de dados BrowserVulns, OSVulns e VideoVulns contêm todas as vulnerabilidades que afetam o software indicado na Tabela 1. Esses conjuntos de dados podem ser formatados em termos de vulnerabilidades cumulativas (todas as vulnerabilidades que afetam as aplicações de software relevantes durante todo o período coberto pelo NVD) ou vulnerabilidades mensais.</text:p>
      <text:p text:style-name="P1"/>
      <text:p text:style-name="P1">This research has developed three suites of forecast models. The first suite is called the Composite Regression suite. This suite of models utilizes linear and quadratic regression over cumulative vulnerabilities to identify short- and long-term trends in software vulnerability discovery and incorporate those trends into zero-day vulnerability discovery forecasts. The Composite Regression suite uses three basic models. The linear regression model assumes that vulnerability discovery rates will remain unchanged over the training/forecast period, and the quadratic regression model assumes those rates will increase or decrease over the training/forecast period. The combined regression model combines these two models. These regression models are fit to cumulative vulnerability data. These three basic models can be used in four different modes to identify short- and long-term trends and incorporate them into forecasts. The simple time horizon mode uses a single regression model to generate the forecast. Recognizing that different short- and long-term trends may affect future performance, the disjoint time horizon mode fits regression models to short-, mid-, and long-term training data (e.g. 25%, 50%, and 100% of the available training data, respectively) and then uses these models to generate short-, mid-, and long-term forecasts and piece them together. This mode, however, ignores the fact that long-term trends may affect short-term future performance, and vice versa. The homogenous time horizon mode addresses this shortfall by averaging the short-, mid-, and long-term forecasts together to generate a single forecast. Still, this mode neglects the likely situation where short- term trends will affect short-term future performance more heavily than long-term trends will, etc. Therefore, the proportional time horizon mode generates short-, mid-, and long-term forecasts by averaging short-, mid-, and long-term models using appropriate weights. Given three basic models and four modes, as well as using 12, 24, 36, and 48 months of historical data for model training, there are 48 different forecast models in the Composite Regression suite.</text:p>
      <text:p text:style-name="P1"/>
      <text:p text:style-name="P7">Esta pesquisa desenvolveu três suítes de modelos de previsão. A primeira suite é chamada de conjunto Composite Regression. Este conjunto de modelos utiliza regressão linear e quadrática em <text:soft-page-break/>relação a vulnerabilidades cumulativas para identificar tendências a curto e longo prazo na descoberta de vulnerabilidades de software e incorporar essas tendências em previsões de descobertas de vulnerabilidades de dia zero. O conjunto Composite Regression usa três modelos básicos. O modelo de regressão linear assume que as taxas de descoberta de vulnerabilidade permanecerão inalteradas durante o período de treinamento / previsão e o modelo de regressão quadrática assume que essas taxas aumentarão ou diminuirão durante o período de treinamento / previsão. O modelo de regressão combinada combina estes dois modelos. Esses modelos de regressão são adequados aos dados de vulnerabilidade cumulativa. Esses três modelos básicos podem ser usados em quatro modos diferentes para identificar tendências de curto e longo prazo e incorporá-los em previsões. O modo de horizonte de tempo simples usa um único modelo de regressão para gerar a previsão. Reconhecendo que diferentes tendências de curto e longo prazo podem afetar o desempenho futuro, o modo disjunto do horizonte de tempo se encaixa modelos de regressão para dados de treinamento de curto, médio e longo prazo (por exemplo, 25%, 50% e 100% dos disponíveis Dados de treinamento, respectivamente) e, em seguida, usa esses modelos para gerar previsões de curto, médio e longo prazo e reuni-los. Este modo, no entanto, ignora o fato de que as tendências a longo prazo podem afetar o desempenho futuro a curto prazo e vice-versa. O modo horizonte de horizonte homogêneo aborda este déficit ao prover as previsões de curto, médio e longo prazos para gerar uma previsão única. Ainda assim, esse modo negligencia a situação provável em que as tendências de curto prazo afetarão o desempenho futuro a curto prazo mais fortemente do que as tendências a longo prazo, etc. Portanto, o modo de horizonte temporal proporcional gera previsões de curto, médio e longo prazos Pela média de modelos de curto, médio e longo prazo usando pesos adequados. Dado três modelos básicos e quatro modos, além de usar 12, 24, 36 e 48 meses de dados históricos para o treinamento do modelo, existem 48 modelos de previsão diferentes no conjunto Composto de Regressão.</text:p>
      <text:p text:style-name="P1"/>
      <text:p text:style-name="P1">The second forecast suite is Machine Learning over Cumulative Vulnerabilities. This suite utilizes the Weka machine learning toolkit [5] to analyze historical data between January 2000 and the start of the forecast period. Forecasts are generated based on the historical patterns identified by Weka. Different models in this suite are created using raw data or data that is smoothed using 3- and 5-month sliding window averages. Additionally, independent data that may affect zero-day vulnerability discovery rates are used as overlay data for the machine learning training; software application version release dates are used for this purpose, and future work will include other data such as Google search trends.</text:p>
      <text:p text:style-name="P1"/>
      <text:p text:style-name="P8">O segundo conjunto de previsão é a Aprendizagem de Máquinas sobre Vulnerabilidades Cumulativas. Esta suite utiliza o kit de ferramentas de aprendizado de máquinas Weka [5] para analisar dados históricos entre janeiro de 2000 e o início do período de previsão. As previsões são geradas com base nos padrões históricos identificados pela Weka. Diferentes modelos neste conjunto são criados usando dados brutos ou dados suavizados usando médias de janela deslizante de 3 e 5 meses. Além disso, dados independentes que podem afetar as taxas de descoberta de vulnerabilidade de dia zero são usados como dados de sobreposição para o treinamento de aprendizagem de máquinas; As datas de lançamento da versão do aplicativo de software são usadas para este propósito, e o trabalho futuro incluirá outros dados, como tendências de pesquisa do Google.</text:p>
      <text:p text:style-name="P1"/>
      <text:p text:style-name="P1">The third forecast suite is Machine Learning over Monthly Vulnerabilities. This suite is similar to the previously mentioned suite, except that it trains and forecasts over monthly software vulnerability data rather than cumulative data. It is more useful for certain datasets where patterns are more identifiable in the monthly data. This suite also uses data smoothing and overlay data for different models.</text:p>
      <text:p text:style-name="P1"/>
      <text:p text:style-name="P9"><text:soft-page-break/>A terceira série de previsão é a Aprendizagem de Máquinas em Vulnerabilidades Mensais. Esta suíte é similar à suíte anteriormente mencionada, exceto que treina e prevê dados mensais de vulnerabilidades de software em vez de dados cumulativos. É mais útil para determinados conjuntos de dados onde os padrões são mais identificáveis nos dados mensais. Esta suite também usa dados de suavização de dados e sobreposição para diferentes modelos.</text:p>
      <text:p text:style-name="P1"/>
      <text:p text:style-name="P2">RESULTS</text:p>
      <text:p text:style-name="P1">As part of this research, the individual forecast models in the previously-discussed forecast suites were evaluated for their accuracy in forecasting over the GlobalVulns, BrowserVulns, OSVulns, and VideoVulns datasets. Historical vulnerability discovery data spanning from January 2000 to December 2011 was used as training data, and the forecast models were evaluated over multiple forecasts covering the period from January 2012 to December 2015. Each model was evaluated over 12-, 18-, and 24- month forecast periods using all available previous historical data as training data (Figure 1). The performance of each model was evaluated in terms of the Root Mean Square Percent Error (RMSPE) between the cumulative vulnerability forecast and true data over each forecast period. The median of the RMSPE over all forecast periods in the January 2012-December 2015 timeframe (e.g. January 2012-December 2012, February 2012-January 2013, etc. for 12-month forecasts) is taken as the metric for comparing forecast model performance. It should be noted here that there is no cross-validation in these preliminary results; these results merely show the forecast performance of different forecast models. In future work, models will be trained over a certain time period, their performance will be evaluated over a subsequent validation period, and then the best-performing models will be combined to generate a consensus forecast, which will be evaluated over a subsequent test period.</text:p>
      <text:p text:style-name="P1"/>
      <text:p text:style-name="P9">Como parte desta pesquisa, os modelos de previsão individuais nas suítes de previsão discutidas anteriormente foram avaliados quanto à sua precisão na previsão sobre os conjuntos de dados GlobalVulns, BrowserVulns, OSVulns e VideoVulns. Os dados históricos de descoberta de vulnerabilidades compreendidos entre janeiro de 2000 e dezembro de 2011 foram utilizados como dados de treinamento e os modelos de previsão foram avaliados em várias previsões cobrindo o período de janeiro de 2012 a dezembro de 2015. Cada modelo foi avaliado em 12, 18 e 24, Períodos de previsão mensais usando todos os dados históricos anteriores disponíveis como dados de treinamento (Figura 1). O desempenho de cada modelo foi avaliado em termos do erro de porcentagem média quadrada (RMSPE) entre a previsão de vulnerabilidade cumulativa e os dados verdadeiros em cada período de previsão. A mediana do RMSPE em todos os períodos de previsão no período de janeiro de 2012 a dezembro de 2015 (por exemplo, janeiro de 2012 a dezembro de 2012, fevereiro de 2012 a janeiro de 2013, etc. para previsões de 12 meses) é tomada como a métrica para comparar o desempenho do modelo de previsão. Deve-se notar aqui que não há validação cruzada nesses resultados preliminares; Esses resultados mostram apenas o desempenho previsto de diferentes modelos de previsão. No trabalho futuro, os modelos serão treinados durante um determinado período de tempo, seu desempenho será avaliado durante um período de validação subsequente e, em seguida, os modelos com melhor desempenho serão combinados para gerar uma previsão de consenso, que será avaliada durante um período de teste subseqüente .</text:p>
      <text:p text:style-name="P1"/>
      <text:p text:style-name="P1">Due to space limitations in this paper, the performance of only a few forecast models from each of the three forecast suites are reported here. For the Composite Regression suite, the best-, 12 th best-, and 24 th best (median)-performing forecast models for that particular dataset are reported (Models 1a-1c). For the Machine Learning over Cumulative (Models 4-6) and Monthly (Models 7- 9) Vulnerabilities suites, results from models demonstrating the effects of no data smoothing/ no overlay data, as well as the effects of data smoothing and software application version release date overlay data, are reported. Software application version release dates are represented as overlay data by generating data corresponding to expected vulnerability discovery rates for multi-version software based on the Alhamzi-Malaiya model [2]. For the BrowserVulns, OSVulns, and <text:soft-page-break/>VideoVulns datasets, version release date data for the covered software applications (Table 1) are used as overlay data; for the GlobalVulns dataset, version release data from the three other datasets are used as overlay data. However, since the GlobalVulns dataset covers many more software applications than those covered by the other three datasets, forecasts made using this overlay data for GloablVulns are expected to demonstrate poor performance. Table 2 details the specifics of the models whose results are reported.</text:p>
      <text:p text:style-name="P1"/>
      <text:p text:style-name="P9">Devido às limitações de espaço neste artigo, o desempenho de apenas alguns modelos de previsão de cada uma das três suítes de previsão é relatado aqui. Para o conjunto Composite Regression, são apresentados os melhores modelos de previsão de desempenho melhores (12) e 24 melhores (mediana) para esse conjunto de dados específico (Modelos 1a-1c). Para os conjuntos de vulnerabilidades acumuláveis (modelos 4-6) e mensais (modelos 7-9), os resultados de modelos que demonstram os efeitos de dados de sobreposição de dados / sem sobreposição de dados, bem como os efeitos do suavização de dados e da versão do aplicativo de software Dados de sobreposição da data de lançamento, são relatados. As datas de lançamento da versão do aplicativo de software são representadas como dados de sobreposição, gerando dados correspondentes às taxas de descoberta de vulnerabilidade esperadas para software de várias versões com base no modelo Alhamzi-Malaiya [2]. Para os conjuntos de dados BrowserVulns, OSVulns e VideoVulns, os dados da data de versão de versão para as aplicações de software cobertas (Tabela 1) são usados como dados de sobreposição; Para o conjunto de dados GlobalVulns, os dados de versão de versão dos outros três conjuntos de dados são usados como dados de sobreposição. No entanto, uma vez que o conjunto de dados GlobalVulns cobre muitos mais aplicativos de software que os abrangidos pelos outros três conjuntos de dados, as previsões feitas usando esses dados de sobreposição para GloablVulns devem demonstrar um desempenho fraco. A Tabela 2 detalha as especificidades dos modelos cujos resultados são relatados.</text:p>
      <text:p text:style-name="P1"/>
      <text:p text:style-name="P1">The forecast results are displayed in Figure 2 - Figure 5. In order to understand these results, it should be noted that manual inspection of the cumulative vulnerability datasets indicates that the GlobalVulns dataset is relatively smooth, with each successive dataset becoming less smooth. The VideoVulns dataset is the least smooth, displaying a number of sudden jumps in vulnerability discovery, interspersed with periods of relatively low discovery rates. As a result, we expect that the accuracy of forecasts will decrease over subsequent datasets. Also, it should be noted that while these results report the best-performing (Model 1a) and 25 th percentile (Model 1b) models from the Composite Regression suite, the identities of the best performers are not known a priori; therefore the Machine Learning models should be evaluated in comparison to the 2 nd quartile of Composite Regression models (range between Models 1b and 1c). A brief analysis of the results indicates that the 2 nd quartile of the Composite Regression model suite generally performs similarly or better than the Machine Learning models. For the GlobalVulns, OSVulns, and VideoVulns datasets, eliminating obvious outlier forecasts (e.g. not using smoothing or overlay data for the GlobalVulns cumulative or OSvulns cumulative or monthly datasets) makes the Machine Learning forecast models comparable to the 1 st and 2 nd quartile Composite Regression models. However, for the BrowserVulns dataset, the 2 nd quartile of the Composite Regression suite performs equally or better than the Machine Learning models, sometimes much better.</text:p>
      <text:p text:style-name="P1">The use of data smoothing returns mixed results; it generally returns worse forecast results when used on Machine Learning Monthly forecast models (Model 8). For the Machine Learning Cumulative forecast models (Models 5 and 6 vs. Model 4), data smoothing returns better forecasts for the BrowserVulns and VideoVulns datasets, but it returns worse forecasts for the GlobalVulns and OSVulns datasets. The use of version release date overlay data returns worse forecasts for the GlobalVulns cumulative dataset (Figure 2, Model 6 vs. Model 5), while it returns small mixed results for all other datasets. This result is expected; since the GlobalVulns dataset encompasses many more software applications than those contained in the BrowserVulns, OSVulns, and VideoVulns datasets (Table 1), it is expected that the zero-day vulnerability discovery rate for that <text:soft-page-break/>dataset would not correlate strongly with the version release dates of a few software applications. It should also be noted that preliminary experiments indicate that the use of version release date overlay data for forecasts over individual software applications returns better forecast improvements than for forecasts over software application categories. Future research will explore the usefulness of version release date overlay data in that context. Finally, there is no strong advantage between the Machine Learning Cumulative and Monthly models as long as no smoothing or overlay data is used on the cumulative dataset. For the OSVulns dataset, the Machine Learning Cumulative models provide better forecasts (Figure 4, Model 4 vs. Models 7-9), whereas for the BrowserVulns and VideoVulns datasets, the Machine Learning Monthly models generate better forecasts (Models 7-9 vs. Model 4).</text:p>
      <text:p text:style-name="P1"/>
      <text:p text:style-name="P10">Os resultados das previsões são apresentados na Figura 2 - Figura 5. Para entender esses resultados, deve-se notar que a inspeção manual dos conjuntos de dados de vulnerabilidade cumulativa indica que o conjunto de dados GlobalVulns é relativamente suave, com cada conjunto de dados sucessivo tornando-se menos suave. O conjunto de dados VideoVulns é o menos suave, exibindo uma série de saltos bruscos na descoberta de vulnerabilidades, intercalados com períodos de taxas de descoberta relativamente baixas. Como resultado, esperamos que a precisão das previsões diminua em relação aos conjuntos de dados subseqüentes. Além disso, deve notar-se que, enquanto esses resultados relatam os modelos de melhor desempenho (modelo 1a) e percentil 25 (Modelo 1b) do conjunto Composto de Regressão, as identidades dos melhores resultados não são conhecidas a priori; Portanto, os modelos de Aprendizagem de Máquinas devem ser avaliados em comparação com o 2º quartil dos modelos de Regressão Composta (intervalo entre Modelos 1b e 1c). Uma breve análise dos resultados indica que o 2º quartil do conjunto de modelo de Regressão Composite geralmente funciona de forma semelhante ou melhor do que os modelos de Aprendizado de Máquinas. Para os conjuntos de dados GlobalVulns, OSVulns e VideoVulns, a eliminação de previsões evidentes óbvias (por exemplo, não usando dados de suavização ou sobreposição para os conjuntos de dados cumulativos ou mensais cumulativos ou globais da GlobalVulns), torna os modelos de previsão da Aprendizagem da Máquina comparáveis à regressão composta do 1º e 2º quartil Modelos. No entanto, para o conjunto de dados do BrowserVulns, o 2º quartil do conjunto Composite Regression funciona igual ou melhor do que os modelos Machine Learning, às vezes muito melhores.</text:p>
      <text:p text:style-name="P10">O uso de suavização de dados retorna resultados mistos; Geralmente retorna piores resultados de previsão quando usado em modelos de previsão mensais de aprendizado de máquina (modelo 8). Para Modelos de Previsão Cumulativa de Aprendizado de Máquina (Modelos 5 e 6 vs. Modelo 4), o alisamento de dados retorna melhores previsões para os conjuntos de dados BrowserVulns e VideoVulns, mas retorna piores previsões para os conjuntos de dados GlobalVulns e OSVulns. O uso de dados de sobreposição de data de versão retorna piores previsões para o conjunto de dados cumulativos GlobalVulns (Figura 2, Modelo 6 versus Modelo 5), enquanto retorna pequenos resultados mistos para todos os outros conjuntos de dados. Este resultado é esperado; Uma vez que o conjunto de dados GlobalVulns abrange muitos outros aplicativos de software que os contidos nos conjuntos de dados BrowserVulns, OSVulns e VideoVulns (Tabela 1), espera-se que a taxa de descoberta de vulnerabilidade do dia zero para esse conjunto de dados não se correlacione fortemente com as datas de lançamento da versão de Algumas aplicações de software. Também deve notar-se que experiências preliminares indicam que o uso de dados de sobreposição de data de lançamento de versão para previsões em aplicações de software individuais retorna melhores melhorias de previsão do que para previsões em categorias de aplicativos de software. A pesquisa futura explorará a utilidade dos dados de sobreposição da data de lançamento da versão nesse contexto. Finalmente, não existe uma forte vantagem entre os modelos acumuláveis e mensais da máquina, desde que não sejam utilizados dados de suavização ou sobreposição no conjunto de dados cumulativo. Para o conjunto de dados OSVulns, os modelos cumulativos de Aprendizagem de Máquinas fornecem melhores previsões (Figura 4, Modelo 4 vs. Modelos 7-9), enquanto que para os conjuntos de dados do Navegador e dos VideoVulns, os modelos mensais de Aprendizado de Máquinas geram melhores previsões (Modelos 7-9 vs. Modelo 4).</text:p>
      <text:p text:style-name="P1"><text:soft-page-break/></text:p>
      <text:p text:style-name="P1">The RMSPE statistics in Figure 2 through Figure 5 may be difficult to grasp intuitively; it may be difficult to assess what a “good” RMSPE is. In order to provide some context, Figure 6 and Figure 7 illustrate forecasts with 15% and 64% RMSPE, respectively.</text:p>
      <text:p text:style-name="P1"/>
      <text:p text:style-name="P11">As estatísticas RMSPE na Figura 2 na Figura 5 podem ser difíceis de entender intuitivamente; Pode ser difícil avaliar o que é um "bom" RMSPE. A fim de fornecer algum contexto, a Figura 6 e a Figura 7 ilustram as previsões com 15% e 64% de RMSPE, respectivamente.</text:p>
      <text:p text:style-name="P1"/>
      <text:p text:style-name="P2">FUTURE WORK</text:p>
      <text:p text:style-name="P1">This research will be continued to pursue the goal of forecasting software vulnerability discovery for individual software applications. The first step will be to enhance the forecasts at the global and category level. While some of the forecast models in the different forecast suites will perform better than others, even well-performing models will perform badly under certain circumstances. A well-established technique for addressing this issue is to average all of the model forecasts into a single consensus forecast model. This consensus model should smooth out the poor individual forecasts for each model and produce forecasts that, over time, perform better than forecasts from any individual forecast model. One way to generate a forecast model is to average all of the individual model forecasts together with equal weights; however, this ignores the fact that some forecast models may be more accurate over time than others. This research will leverage an accepted averaging method called Quantile Regression Averaging (QRA) [6] to generate consensus forecasts from individual model forecasts. QRA will generate consensus forecasts that are weighted according to the recent forecast performance of the component models. Additionally, QRA can be used to generate prediction intervals around the forecast, which give upper and lower bounds around the forecast and a percent probability that the true data will fall between those bounds.</text:p>
      <text:p text:style-name="P1"/>
      <text:p text:style-name="P11">Esta pesquisa continuará com o objetivo de prever descoberta de vulnerabilidades de software para aplicações de software individuais. O primeiro passo será melhorar as previsões a nível global e de categoria. Embora alguns dos modelos de previsão nas diferentes suítes de previsão funcionem melhor do que outros, mesmo os modelos de boa performance irão sofrer mal em certas circunstâncias. Uma técnica bem estabelecida para abordar esta questão é a média de todas as previsões do modelo em um modelo de previsão de consenso único. Este modelo de consenso deve suavizar as previsões individuais precárias para cada modelo e produzir previsões que, ao longo do tempo, melhorem do que as previsões de qualquer modelo de previsão individual. Uma maneira de gerar um modelo de previsão é a média de todas as previsões do modelo individual, juntamente com pesos iguais; No entanto, isso ignora o fato de que alguns modelos de previsão podem ser mais precisos ao longo do tempo do que outros. Esta pesquisa alavancará um método de média aceito chamado Quantile Regression Averaging (QRA) [6] para gerar previsões de consenso a partir de previsões de modelos individuais. O QRA gerará previsões de consenso que são ponderadas de acordo com o desempenho previsional recente dos modelos de componentes. Além disso, o QRA pode ser usado para gerar intervalos de previsão em torno da previsão, que dão limites superiores e inferiores em torno da previsão e uma probabilidade percentual de que os dados verdadeiros cairão entre esses limites.</text:p>
      <text:p text:style-name="P1"/>
      <text:p text:style-name="P1">This research will also develop forecast models for vulnerability discovery in individual software applications. Previous work in this area has developed a number of different Software Vulnerability Models, which describe the vulnerability discovery rate over the lifetime of a software application. This research will use the single software application vulnerability discovery model [1] and the multi-version software application model [2] developed by Alhazmi, Malaiya, and others to adapt the forecast models discussed in this paper for individual software applications. Additionally, this research will utilize machine learning to identify and predict trends in the A, B, and C parameters of <text:soft-page-break/>the Alhazmi-Malaiya model over the lifetime of a software application in order to generate more accurate forecasts.</text:p>
      <text:p text:style-name="P1"/>
      <text:p text:style-name="P12">Esta pesquisa também desenvolverá modelos de previsão para descoberta de vulnerabilidades em aplicações de software individuais. O trabalho anterior nesta área desenvolveu vários Modelos de Vulnerabilidade de Software diferentes, que descrevem a taxa de descoberta de vulnerabilidade ao longo da vida útil de um aplicativo de software. Esta pesquisa usará o modelo único de descoberta de vulnerabilidades de aplicativos de software [1] e o modelo de aplicação de software multi-versão [2] desenvolvido por Alhazmi, Malaiya e outros para adaptar os modelos de previsão discutidos neste documento para aplicações de software individuais. Além disso, esta pesquisa utilizará o aprendizado de máquina para identificar e prever as tendências nos parâmetros A, B e C do modelo Alhazmi-Malaiya ao longo da vida de uma aplicação de software, a fim de gerar previsões mais precisas.</text:p>
      <text:p text:style-name="P1"/>
      <text:p text:style-name="P2">CONCLUSION</text:p>
      <text:p text:style-name="P1">Network defenders face a disadvantage against attackers, since the defenders must protect against zero-day vulnerabilities of which they are not yet aware. They would benefit greatly from an ability to forecast the number and severity of zero-day vulnerabilities that will be discovered in the near future. The research presented in this paper is developing Vulnerability Discovery Models that can be used to generate these forecasts. These models are organized into three distinct forecast model suites, and they are currently being applied at the global and category (web browser, operating system, and video player) levels. The performance of some of these forecast models is evaluated in this paper, and the results show promise for future use of these models. Future development of these models will include a consensus forecast model that combines the individual models into a larger model with better long-term accuracy. These models will also be extended an adapted to forecast vulnerabilities at the software application level. This research will provide an additional tool to aid cyber defenders against attacks.</text:p>
      <text:p text:style-name="P1"/>
      <text:p text:style-name="P13">Os defensores da rede enfrentam uma desvantagem contra os atacantes, uma vez que os defensores devem proteger contra vulnerabilidades de dia zero das quais ainda não estão conscientes. Eles se beneficiariam muito com a capacidade de prever o número e a gravidade das vulnerabilidades de dia zero que serão descobertas no futuro próximo. A pesquisa apresentada neste artigo é o desenvolvimento de modelos de descoberta de vulnerabilidade que podem ser usados para gerar essas previsões. Esses modelos são organizados em três conjuntos de modelos de previsão distintos, e atualmente estão sendo aplicados nos níveis global e categoria (navegador, sistema operacional e player de vídeo). O desempenho de alguns desses modelos de previsão é avaliado neste artigo, e os resultados mostram promessa para uso futuro desses modelos. O desenvolvimento futuro desses modelos incluirá um modelo de previsão de consenso que combina os modelos individuais em um modelo maior com melhor precisão a longo prazo. Esses modelos também serão estendidos adaptados às vulnerabilidades de previsão no nível da aplicação de software. Esta pesquisa fornecerá uma ferramenta adicional para ajudar os cibercaféreiros contra ata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14:25:49.085232199</meta:creation-date>
    <meta:generator>LibreOffice/5.2.2.2$Linux_X86_64 LibreOffice_project/20m0$Build-2</meta:generator>
    <dc:date>2017-06-07T14:58:30.317650624</dc:date>
    <meta:editing-duration>PT32M34S</meta:editing-duration>
    <meta:editing-cycles>15</meta:editing-cycles>
    <meta:document-statistic meta:table-count="0" meta:image-count="0" meta:object-count="0" meta:page-count="9" meta:paragraph-count="37" meta:word-count="5842" meta:character-count="38679" meta:non-whitespace-character-count="32874"/>
  </office:meta>
</office:document-meta>
</file>